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S Reference Sans Serif" svg:font-family="'MS Reference Sans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MS Reference Sans Serif"/>
    </style:style>
    <style:style style:name="P2" style:family="paragraph" style:parent-style-name="Standard">
      <style:text-properties style:font-name="MS Reference Sans Serif" fo:font-size="14pt" style:text-underline-style="solid" style:text-underline-width="auto" style:text-underline-color="font-color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MS Reference Sans Serif" fo:font-size="14pt" style:text-underline-style="solid" style:text-underline-width="auto" style:text-underline-color="font-color" fo:font-weight="bold" style:font-size-asian="14pt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MS Reference Sans Serif" fo:font-size="16pt" style:text-underline-style="solid" style:text-underline-width="auto" style:text-underline-color="font-color" fo:font-weight="bold" style:font-size-asian="16pt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8pt" fo:font-weight="bold" style:font-size-asian="18pt" style:font-weight-asian="bold" style:font-name-complex="Courier New1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22pt" fo:font-weight="bold" style:font-size-asian="22pt" style:font-weight-asian="bold" style:font-name-complex="Courier New1"/>
    </style:style>
    <style:style style:name="P7" style:family="paragraph" style:parent-style-name="Standard">
      <style:text-properties officeooo:paragraph-rsid="000335bf"/>
    </style:style>
    <style:style style:name="P8" style:family="paragraph" style:parent-style-name="Standard">
      <style:text-properties officeooo:rsid="000335bf" officeooo:paragraph-rsid="000335bf"/>
    </style:style>
    <style:style style:name="P9" style:family="paragraph" style:parent-style-name="Standard">
      <style:text-properties officeooo:paragraph-rsid="0001d245"/>
    </style:style>
    <style:style style:name="P10" style:family="paragraph" style:parent-style-name="Standard">
      <style:text-properties officeooo:paragraph-rsid="0005bf85"/>
    </style:style>
    <style:style style:name="P11" style:family="paragraph" style:parent-style-name="Standard">
      <style:paragraph-properties fo:margin-top="0cm" fo:margin-bottom="0.282cm" loext:contextual-spacing="fals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MS Reference Sans Serif" fo:font-size="14pt" style:text-underline-style="solid" style:text-underline-width="auto" style:text-underline-color="font-color" fo:font-weight="bold" style:font-size-asian="14pt" style:font-weight-asian="bold"/>
    </style:style>
    <style:style style:name="T1" style:family="text">
      <style:text-properties style:font-name="Courier New" fo:font-size="16pt" style:text-underline-style="solid" style:text-underline-width="auto" style:text-underline-color="font-color" fo:font-weight="bold" style:font-size-asian="16pt" style:font-weight-asian="bold" style:font-name-complex="Courier New1"/>
    </style:style>
    <style:style style:name="T2" style:family="text">
      <style:text-properties style:font-name="Courier New" fo:font-size="16pt" fo:font-weight="bold" style:font-size-asian="16pt" style:font-weight-asian="bold" style:font-name-complex="Courier New1"/>
    </style:style>
    <style:style style:name="T3" style:family="text">
      <style:text-properties style:font-name="MS Reference Sans Serif"/>
    </style:style>
    <style:style style:name="T4" style:family="text">
      <style:text-properties style:font-name="MS Reference Sans Serif" fo:background-color="#ffffff" loext:char-shading-value="0" style:font-name-complex="Arial1"/>
    </style:style>
    <style:style style:name="T5" style:family="text">
      <style:text-properties style:font-name="MS Reference Sans Serif" officeooo:rsid="00016a09" fo:background-color="#ffffff" loext:char-shading-value="0" style:font-name-complex="Arial1"/>
    </style:style>
    <style:style style:name="T6" style:family="text">
      <style:text-properties style:font-name="MS Reference Sans Serif" officeooo:rsid="000335bf" fo:background-color="#ffffff" loext:char-shading-value="0" style:font-name-complex="Arial1"/>
    </style:style>
    <style:style style:name="T7" style:family="text">
      <style:text-properties style:font-name="MS Reference Sans Serif" officeooo:rsid="0005bf85" fo:background-color="#ffffff" loext:char-shading-value="0" style:font-name-complex="Arial1"/>
    </style:style>
    <style:style style:name="T8" style:family="text">
      <style:text-properties style:font-name="MS Reference Sans Serif" style:text-underline-style="solid" style:text-underline-width="auto" style:text-underline-color="font-color" fo:background-color="#ffffff" loext:char-shading-value="0" style:font-name-complex="Arial1"/>
    </style:style>
    <style:style style:name="T9" style:family="text">
      <style:text-properties style:font-name="MS Reference Sans Serif" style:text-underline-style="solid" style:text-underline-width="auto" style:text-underline-color="font-color" officeooo:rsid="000335bf" fo:background-color="#ffffff" loext:char-shading-value="0" style:font-name-complex="Arial1"/>
    </style:style>
    <style:style style:name="T10" style:family="text">
      <style:text-properties style:font-name="MS Reference Sans Serif" style:text-underline-style="solid" style:text-underline-width="auto" style:text-underline-color="font-color" officeooo:rsid="0005bf85" fo:background-color="#ffffff" loext:char-shading-value="0" style:font-name-complex="Arial1"/>
    </style:style>
    <style:style style:name="T11" style:family="text">
      <style:text-properties style:font-name="MS Reference Sans Serif" style:text-underline-style="solid" style:text-underline-width="auto" style:text-underline-color="font-color" officeooo:rsid="00016a09" fo:background-color="#ffffff" loext:char-shading-value="0" style:font-name-complex="Arial1"/>
    </style:style>
    <style:style style:name="T12" style:family="text">
      <style:text-properties style:font-name="MS Reference Sans Serif" style:text-underline-style="solid" style:text-underline-width="auto" style:text-underline-color="font-color" officeooo:rsid="00071309" fo:background-color="#ffffff" loext:char-shading-value="0" style:font-name-complex="Arial1"/>
    </style:style>
    <style:style style:name="T13" style:family="text">
      <style:text-properties style:font-name="MS Reference Sans Serif" style:text-underline-style="none" fo:background-color="#ffffff" loext:char-shading-value="0" style:font-name-complex="Arial1"/>
    </style:style>
    <style:style style:name="T14" style:family="text">
      <style:text-properties style:font-name="MS Reference Sans Serif" style:text-underline-style="none" officeooo:rsid="000335bf" fo:background-color="#ffffff" loext:char-shading-value="0" style:font-name-complex="Arial1"/>
    </style:style>
    <style:style style:name="T15" style:family="text">
      <style:text-properties style:font-name="MS Reference Sans Serif" fo:font-style="normal" style:text-underline-style="solid" style:text-underline-width="auto" style:text-underline-color="font-color" fo:background-color="#ffffff" loext:char-shading-value="0" style:font-style-asian="normal" style:font-name-complex="Arial1" style:font-style-complex="normal"/>
    </style:style>
    <style:style style:name="T16" style:family="text">
      <style:text-properties style:font-name="Arial" fo:background-color="#ffffff" loext:char-shading-value="0" style:font-name-complex="Arial1"/>
    </style:style>
    <style:style style:name="T17" style:family="text">
      <style:text-properties officeooo:rsid="000335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3"/>
      <text:p text:style-name="P3"/>
      <text:p text:style-name="P5">Base de Datos(1959)</text:p>
      <text:p text:style-name="P6">Trabajo práctico Integrador:<text:line-break/>“Ciudad de los Niños”</text:p>
      <text:p text:style-name="P4"/>
      <text:p text:style-name="P3"/>
      <text:p text:style-name="P2"/>
      <text:p text:style-name="P2"/>
      <text:p text:style-name="P2"/>
      <text:p text:style-name="P2"><text:bookmark text:name="_GoBack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1">Grupo</text:span><text:span text:style-name="T2">: María Santiago, Pera Eduardo, Tarditto Juliana.</text:span></text:p>
      <text:p text:style-name="P2"/>
      <text:p text:style-name="P2"/>
      <text:p text:style-name="P2"/>
      <text:p text:style-name="P2"><text:soft-page-break/>Tabulación de Diagrama E/R de la Base de datos “Ciudad de los Niños”</text:p>
      <text:p text:style-name="P1">Dado el problema a resolver, asumimos que en la base de datos no se guardará registro de ninguna persona que no sea parte del personal, visitantes o los menores y tampoco hay intersección entre estos conjuntos. Como las entidades Personal, Visitantes y Menores tienen atributos en común (nro_doc, tipo_doc, apellido y nombre) se decidió hacer una generalización de la entidad Persona con estos atributos, con nro_doc <text:span text:style-name="T17">y tipo_doc</text:span> como clave primaria.<text:line-break/></text:p>
      <text:p text:style-name="Standard"><text:span text:style-name="T3">Persona = Menores U Visitantes U Personal<text:line-break/>Donde: Menores </text:span><text:span text:style-name="T16">∩</text:span><text:span text:style-name="apple-converted-space"><text:span text:style-name="T4"> Visitante = </text:span></text:span><text:span text:style-name="T4">Ø</text:span><text:span text:style-name="apple-converted-space"><text:span text:style-name="T4"><text:line-break/><text:tab/>Menores  </text:span></text:span><text:span text:style-name="T16">∩</text:span><text:span text:style-name="apple-converted-space"><text:span text:style-name="T4">  Personal = </text:span></text:span><text:span text:style-name="T4">Ø</text:span><text:span text:style-name="apple-converted-space"><text:span text:style-name="T4"> <text:line-break/><text:tab/>Visitantes  </text:span></text:span><text:span text:style-name="T16">∩</text:span><text:span text:style-name="apple-converted-space"><text:span text:style-name="T4"> Personal = </text:span></text:span><text:span text:style-name="T4">Ø</text:span></text:p>
      <text:p text:style-name="Standard"><text:span text:style-name="T4">Visitante </text:span><text:span text:style-name="T8">(nro_doc</text:span><text:span text:style-name="T4">,</text:span><text:span text:style-name="T8"> tipo_doc</text:span><text:span text:style-name="T4">, apellido, nombre)</text:span></text:p>
      <text:p text:style-name="Standard"><text:span text:style-name="T4">Personal (</text:span><text:span text:style-name="T8">nro_doc</text:span><text:span text:style-name="T4">,</text:span><text:span text:style-name="T8"> tipo_doc,</text:span><text:span text:style-name="T4"> apellido, nombre, dirección, tel_fijo)</text:span></text:p>
      <text:p text:style-name="P7"><text:span text:style-name="T4">MTelPersonal (</text:span><text:span text:style-name="T8">nro_doc,tipo_doc</text:span><text:span text:style-name="T4">, </text:span><text:span text:style-name="T8">celular</text:span><text:span text:style-name="T4">) <text:line-break/><text:tab/><text:tab/><text:tab/>nro_doc, </text:span><text:span text:style-name="T6">tipo_doc</text:span><text:span text:style-name="T4"> Clave Foránea que referencia a Personal</text:span></text:p>
      <text:p text:style-name="P10"><text:span text:style-name="T4">Menor (</text:span><text:span text:style-name="T8">nro_doc</text:span><text:span text:style-name="T4">, </text:span><text:span text:style-name="T15">tipo_doc</text:span><text:span text:style-name="T4">, apellido, nombre, estado, cond, fecha_nac, edad, peso, talla, tel, nro_casa, nro_legajo, </text:span><text:span text:style-name="T7">nro_hist</text:span><text:span text:style-name="T4">) <text:line-break/><text:tab/><text:tab/><text:tab/> nro_casa Clave Foránea que referencia a Casa<text:line-break/><text:tab/><text:tab/><text:tab/> nro_legajo Clave Foránea que referencia a </text:span><text:span text:style-name="T5">Legajo<text:line-break/><text:tab/><text:tab/><text:tab/> nro_</text:span><text:span text:style-name="T7">historiaClinica</text:span><text:span text:style-name="T5"> Clave Foránea que referencia a </text:span><text:span text:style-name="T7">Historia_Clinica</text:span></text:p>
      <text:p text:style-name="Standard"><text:span text:style-name="T4">visita (</text:span><text:span text:style-name="T10">nro_visita</text:span><text:span text:style-name="T7">, </text:span><text:span text:style-name="T13">nro_doc_menor, </text:span><text:span text:style-name="T14">tipo_doc_menor</text:span><text:span text:style-name="T13">, nro_doc_visit, </text:span><text:span text:style-name="T14">tipo_doc_visit</text:span><text:span text:style-name="T4">, </text:span><text:span text:style-name="T7">dia, hora_llegada, hora_salida</text:span><text:span text:style-name="T4">)<text:line-break/><text:tab/><text:tab/><text:tab/>nro_doc_menor, </text:span><text:span text:style-name="T6">tipo_doc_menor</text:span><text:span text:style-name="T4"> Clave Foránea que referencia a Menores<text:line-break/><text:tab/><text:tab/><text:tab/>nro_doc_visit, </text:span><text:span text:style-name="T6">tipo_doc_visit</text:span><text:span text:style-name="T4"> Clave Foránea que referencia a Visitantes</text:span></text:p>
      <text:p text:style-name="Standard"><text:span text:style-name="T4">Casa (</text:span><text:span text:style-name="T8">nro_casa</text:span><text:span text:style-name="T4">)</text:span></text:p>
      <text:p text:style-name="P9"><text:span text:style-name="T4">a_</text:span><text:span text:style-name="T6">c</text:span><text:span text:style-name="T4">argo (</text:span><text:span text:style-name="T8">nro_casa</text:span><text:span text:style-name="T4">, </text:span><text:span text:style-name="T8">nro_doc, </text:span><text:span text:style-name="T9">tipo_doc</text:span><text:span text:style-name="T4">)<text:line-break/><text:tab/><text:tab/><text:tab/>nro_casa Clave Foránea que referencia a Casa<text:line-break/><text:tab/><text:tab/><text:tab/>nro_doc,</text:span><text:span text:style-name="T6">tipo_doc</text:span><text:span text:style-name="T4"> Clave Foránea que referencia a Visitante</text:span></text:p>
      <text:p text:style-name="P8"><text:span text:style-name="T4">Fecha (</text:span><text:span text:style-name="T8">fecha</text:span><text:span text:style-name="T4">)</text:span></text:p>
      <text:p text:style-name="P8"><text:span text:style-name="T4">ocurre(</text:span><text:span text:style-name="T8">nro_casa, nro_doc, tipo_doc, fecha, </text:span><text:span text:style-name="T13">hora_inicio, hora_fin</text:span><text:span text:style-name="T4">)<text:line-break/><text:tab/><text:tab/><text:tab/></text:span><text:span text:style-name="T7">(</text:span><text:span text:style-name="T4">nro_casa, nro_doc, tipo_doc</text:span><text:span text:style-name="T7">)</text:span><text:span text:style-name="T4"> Clave Foránea que referencia a a_cargo<text:line-break/><text:tab/><text:tab/><text:tab/>fecha Clave Foránea </text:span><text:span text:style-name="T13">que</text:span><text:span text:style-name="T4"> referencia a Fecha<text:tab/><text:tab/><text:tab/></text:span></text:p>
      <text:p text:style-name="Standard"><text:span text:style-name="T4">Historia_Clinica (</text:span><text:span text:style-name="T8">nro_hist</text:span><text:span text:style-name="T4">)</text:span></text:p>
      <text:p text:style-name="Standard"><text:span text:style-name="T4">MAntecedente (</text:span><text:span text:style-name="T8">nro_hist</text:span><text:span text:style-name="T4">, </text:span><text:span text:style-name="T8">antecedent</text:span><text:span text:style-name="T11">e</text:span><text:span text:style-name="T12">s</text:span><text:span text:style-name="T4">)<text:line-break/><text:tab/><text:tab/><text:tab/>nro_hist Clave Foránea que referencia a Historia_Clinic</text:span><text:span text:style-name="T7">a</text:span></text:p>
      <text:p text:style-name="Standard"><text:span text:style-name="T4">Episodio_Salud (</text:span><text:span text:style-name="T8">nro_</text:span><text:span text:style-name="T10">episodio</text:span><text:span text:style-name="T4">, nro_hist, descripcion, fecha)<text:line-break/><text:tab/><text:tab/><text:tab/>nro_hist Clave Foránea que referencia a Historia_Clinica</text:span></text:p>
      <text:p text:style-name="Standard"><text:span text:style-name="T7">R</text:span><text:span text:style-name="T4">eceta (</text:span><text:span text:style-name="T10">nro</text:span><text:span text:style-name="T8">_med</text:span><text:span text:style-name="T10">icamento</text:span><text:span text:style-name="T8">, nro_</text:span><text:span text:style-name="T10">episodio</text:span><text:span text:style-name="T4">, </text:span><text:span text:style-name="T5">dosis</text:span><text:span text:style-name="T4">)<text:line-break/> <text:tab/><text:tab/> <text:s text:c="10"/>n</text:span><text:span text:style-name="T7">ro_</text:span><text:span text:style-name="T4">med</text:span><text:span text:style-name="T7">icamento</text:span><text:span text:style-name="T4"> Clave Foránea que referencia a Medicamento<text:line-break/> <text:s text:c="30"/>nro_</text:span><text:span text:style-name="T7">episodio</text:span><text:span text:style-name="T4"> Clave Foránea que referencia a Episodio_Salud</text:span></text:p>
      <text:p text:style-name="Standard"><text:span text:style-name="T4">Medicamento (</text:span><text:span text:style-name="T10">nro_medicamento</text:span><text:span text:style-name="T7">, </text:span><text:span text:style-name="T13">nombre_med</text:span><text:span text:style-name="T4">)</text:span></text:p>
      <text:p text:style-name="P11"><text:span text:style-name="T5">Legajo</text:span><text:span text:style-name="T4"> (</text:span><text:span text:style-name="T8">nro_legajo</text:span><text:span text:style-name="T4">, visita_familiar, foto_dni, part</text:span><text:span text:style-name="T7">ida</text:span><text:span text:style-name="T4">_nac</text:span><text:span text:style-name="T7">imiento</text:span><text:span text:style-name="T4">, </text:span><text:span text:style-name="T7">informesOtrosHogares</text:span><text:span text:style-name="T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S Reference Sans Serif" svg:font-family="'MS Reference Sans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s" fo:country="A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7:25:00</meta:creation-date>
    <meta:initial-creator>Usuario de Windows</meta:initial-creator>
    <dc:language>es-AR</dc:language>
    <dc:date>2017-06-11T14:19:16.217371533</dc:date>
    <meta:editing-cycles>10</meta:editing-cycles>
    <meta:editing-duration>PT1H10M45S</meta:editing-duration>
    <meta:generator>LibreOffice/5.1.6.2$Linux_X86_64 LibreOffice_project/10m0$Build-2</meta:generator>
    <meta:document-statistic meta:table-count="0" meta:image-count="0" meta:object-count="0" meta:page-count="2" meta:paragraph-count="21" meta:word-count="303" meta:character-count="2482" meta:non-whitespace-character-count="21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